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93290"/>
    </style:style>
    <style:style style:name="P2" style:family="paragraph" style:parent-style-name="Standard" style:list-style-name="L1">
      <style:text-properties officeooo:paragraph-rsid="00093290"/>
    </style:style>
    <style:style style:name="P3" style:family="paragraph" style:parent-style-name="Standard" style:list-style-name="L3">
      <style:text-properties style:use-window-font-color="true" officeooo:paragraph-rsid="00093290"/>
    </style:style>
    <style:style style:name="P4" style:family="paragraph" style:parent-style-name="Standard">
      <style:text-properties style:use-window-font-color="true" officeooo:paragraph-rsid="000b440a"/>
    </style:style>
    <style:style style:name="P5" style:family="paragraph" style:parent-style-name="Standard" style:list-style-name="L4">
      <style:text-properties officeooo:paragraph-rsid="00093290"/>
    </style:style>
    <style:style style:name="P6" style:family="paragraph" style:parent-style-name="Standard" style:list-style-name="L4">
      <style:text-properties officeooo:paragraph-rsid="0009aa20"/>
    </style:style>
    <style:style style:name="P7" style:family="paragraph" style:parent-style-name="Standard" style:list-style-name="L5">
      <style:text-properties officeooo:paragraph-rsid="00093290"/>
    </style:style>
    <style:style style:name="P8" style:family="paragraph" style:parent-style-name="Standard" style:list-style-name="L5">
      <style:text-properties officeooo:paragraph-rsid="0009aa20"/>
    </style:style>
    <style:style style:name="P9" style:family="paragraph" style:parent-style-name="Standard" style:list-style-name="L6">
      <style:text-properties officeooo:paragraph-rsid="00093290"/>
    </style:style>
    <style:style style:name="P10" style:family="paragraph" style:parent-style-name="Standard" style:list-style-name="L6">
      <style:text-properties officeooo:paragraph-rsid="0009aa20"/>
    </style:style>
    <style:style style:name="P11" style:family="paragraph" style:parent-style-name="Standard" style:list-style-name="L7">
      <style:text-properties officeooo:paragraph-rsid="00093290"/>
    </style:style>
    <style:style style:name="P12" style:family="paragraph" style:parent-style-name="Standard" style:list-style-name="L7">
      <style:text-properties officeooo:paragraph-rsid="000ee310"/>
    </style:style>
    <style:style style:name="P13" style:family="paragraph" style:parent-style-name="Standard" style:list-style-name="L8">
      <style:text-properties officeooo:paragraph-rsid="00093290"/>
    </style:style>
    <style:style style:name="P14" style:family="paragraph" style:parent-style-name="Standard" style:list-style-name="L8">
      <style:text-properties officeooo:paragraph-rsid="000ee310"/>
    </style:style>
    <style:style style:name="P15" style:family="paragraph" style:parent-style-name="Standard" style:list-style-name="L9">
      <style:text-properties officeooo:paragraph-rsid="00093290"/>
    </style:style>
    <style:style style:name="P16" style:family="paragraph" style:parent-style-name="Standard" style:list-style-name="L9">
      <style:text-properties officeooo:paragraph-rsid="000d4337"/>
    </style:style>
    <style:style style:name="P17" style:family="paragraph" style:parent-style-name="Standard" style:list-style-name="L10">
      <style:text-properties officeooo:paragraph-rsid="00093290"/>
    </style:style>
    <style:style style:name="P18" style:family="paragraph" style:parent-style-name="Standard" style:list-style-name="L10">
      <style:text-properties officeooo:paragraph-rsid="000bbd8c"/>
    </style:style>
    <style:style style:name="P19" style:family="paragraph" style:parent-style-name="Standard" style:list-style-name="L11">
      <style:text-properties officeooo:paragraph-rsid="00093290"/>
    </style:style>
    <style:style style:name="P20" style:family="paragraph" style:parent-style-name="Standard" style:list-style-name="L11">
      <style:text-properties officeooo:paragraph-rsid="000bbd8c"/>
    </style:style>
    <style:style style:name="P21" style:family="paragraph" style:parent-style-name="Standard" style:list-style-name="L12">
      <style:text-properties officeooo:paragraph-rsid="00093290"/>
    </style:style>
    <style:style style:name="P22" style:family="paragraph" style:parent-style-name="Standard" style:list-style-name="L12">
      <style:text-properties officeooo:paragraph-rsid="000bbd8c"/>
    </style:style>
    <style:style style:name="P23" style:family="paragraph" style:parent-style-name="Standard" style:list-style-name="L13">
      <style:text-properties officeooo:paragraph-rsid="00093290"/>
    </style:style>
    <style:style style:name="P24" style:family="paragraph" style:parent-style-name="Standard" style:list-style-name="L14">
      <style:text-properties officeooo:paragraph-rsid="00093290"/>
    </style:style>
    <style:style style:name="P25" style:family="paragraph" style:parent-style-name="Standard" style:list-style-name="L14">
      <style:text-properties officeooo:paragraph-rsid="000b440a"/>
    </style:style>
    <style:style style:name="P26" style:family="paragraph" style:parent-style-name="Standard" style:list-style-name="L15">
      <style:text-properties officeooo:paragraph-rsid="00093290"/>
    </style:style>
    <style:style style:name="P27" style:family="paragraph" style:parent-style-name="Standard" style:list-style-name="L15">
      <style:text-properties officeooo:paragraph-rsid="000b440a"/>
    </style:style>
    <style:style style:name="P28" style:family="paragraph" style:parent-style-name="Standard" style:list-style-name="L16">
      <style:text-properties officeooo:paragraph-rsid="00093290"/>
    </style:style>
    <style:style style:name="P29" style:family="paragraph" style:parent-style-name="Standard" style:list-style-name="L16">
      <style:text-properties officeooo:paragraph-rsid="000b440a"/>
    </style:style>
    <style:style style:name="P30" style:family="paragraph" style:parent-style-name="Standard" style:list-style-name="L5">
      <style:text-properties fo:color="#00ae00" officeooo:paragraph-rsid="0009aa20"/>
    </style:style>
    <style:style style:name="P31" style:family="paragraph" style:parent-style-name="Standard" style:list-style-name="L13">
      <style:text-properties fo:color="#00ae00" officeooo:paragraph-rsid="000bbd8c"/>
    </style:style>
    <style:style style:name="P32" style:family="paragraph" style:parent-style-name="Standard" style:list-style-name="L12">
      <style:text-properties fo:color="#00ae00" officeooo:paragraph-rsid="000bbd8c"/>
    </style:style>
    <style:style style:name="P33" style:family="paragraph" style:parent-style-name="Standard">
      <style:text-properties officeooo:paragraph-rsid="000b440a"/>
    </style:style>
    <style:style style:name="P34" style:family="paragraph" style:parent-style-name="Standard">
      <style:text-properties officeooo:paragraph-rsid="000bbd8c"/>
    </style:style>
    <style:style style:name="P35" style:family="paragraph" style:parent-style-name="Standard">
      <style:text-properties officeooo:paragraph-rsid="000ee310"/>
    </style:style>
    <style:style style:name="P36" style:family="paragraph" style:parent-style-name="Standard" style:list-style-name="L1">
      <style:paragraph-properties fo:margin-left="2.501cm" fo:margin-right="0cm" fo:text-indent="-0.635cm" style:auto-text-indent="false"/>
      <style:text-properties officeooo:paragraph-rsid="00093290"/>
    </style:style>
    <style:style style:name="P37" style:family="paragraph" style:parent-style-name="Standard" style:list-style-name="L3">
      <style:paragraph-properties fo:margin-left="2.501cm" fo:margin-right="0cm" fo:text-indent="-0.635cm" style:auto-text-indent="false"/>
      <style:text-properties officeooo:paragraph-rsid="00093290"/>
    </style:style>
    <style:style style:name="P38" style:family="paragraph" style:parent-style-name="Standard">
      <style:paragraph-properties fo:margin-left="1.251cm" fo:margin-right="0cm" fo:text-indent="-0.635cm" style:auto-text-indent="false"/>
      <style:text-properties fo:color="#ff0000" officeooo:paragraph-rsid="0009aa20"/>
    </style:style>
    <style:style style:name="P39" style:family="paragraph" style:parent-style-name="Standard">
      <style:paragraph-properties fo:margin-left="1.251cm" fo:margin-right="0cm" fo:text-indent="-0.635cm" style:auto-text-indent="false"/>
      <style:text-properties style:use-window-font-color="true" officeooo:paragraph-rsid="00093290"/>
    </style:style>
    <style:style style:name="P40" style:family="paragraph" style:parent-style-name="Standard">
      <style:paragraph-properties fo:margin-left="1.251cm" fo:margin-right="0cm" fo:text-indent="-0.635cm" style:auto-text-indent="false"/>
      <style:text-properties style:use-window-font-color="true" officeooo:paragraph-rsid="0009aa20"/>
    </style:style>
    <style:style style:name="P41" style:family="paragraph" style:parent-style-name="Standard">
      <style:paragraph-properties fo:margin-left="1.251cm" fo:margin-right="0cm" fo:text-indent="-0.635cm" style:auto-text-indent="false" fo:break-before="page"/>
      <style:text-properties officeooo:paragraph-rsid="00093290"/>
    </style:style>
    <style:style style:name="P42" style:family="paragraph" style:parent-style-name="Standard">
      <style:paragraph-properties fo:margin-left="0cm" fo:margin-right="0cm" fo:text-indent="0cm" style:auto-text-indent="false"/>
      <style:text-properties style:use-window-font-color="true" officeooo:paragraph-rsid="00093290"/>
    </style:style>
    <style:style style:name="P43" style:family="paragraph" style:parent-style-name="Standard">
      <style:paragraph-properties fo:margin-left="0cm" fo:margin-right="0cm" fo:text-indent="0cm" style:auto-text-indent="false"/>
      <style:text-properties style:use-window-font-color="true" officeooo:paragraph-rsid="000b440a"/>
    </style:style>
    <style:style style:name="P44" style:family="paragraph" style:parent-style-name="Standard">
      <style:paragraph-properties fo:margin-left="0cm" fo:margin-right="0cm" fo:text-indent="0cm" style:auto-text-indent="false"/>
      <style:text-properties style:use-window-font-color="true" officeooo:paragraph-rsid="000bbd8c"/>
    </style:style>
    <style:style style:name="T1" style:family="text">
      <style:text-properties officeooo:rsid="00093290"/>
    </style:style>
    <style:style style:name="T2" style:family="text">
      <style:text-properties style:use-window-font-color="true" officeooo:rsid="00093290"/>
    </style:style>
    <style:style style:name="T3" style:family="text">
      <style:text-properties style:use-window-font-color="true" officeooo:rsid="0009aa20"/>
    </style:style>
    <style:style style:name="T4" style:family="text">
      <style:text-properties style:use-window-font-color="true" officeooo:rsid="000b440a"/>
    </style:style>
    <style:style style:name="T5" style:family="text">
      <style:text-properties style:use-window-font-color="true" officeooo:rsid="000bbd8c"/>
    </style:style>
    <style:style style:name="T6" style:family="text">
      <style:text-properties style:use-window-font-color="true" officeooo:rsid="000d4337"/>
    </style:style>
    <style:style style:name="T7" style:family="text">
      <style:text-properties style:use-window-font-color="true" officeooo:rsid="000ee310"/>
    </style:style>
    <style:style style:name="T8" style:family="text">
      <style:text-properties officeooo:rsid="0009aa20"/>
    </style:style>
    <style:style style:name="T9" style:family="text">
      <style:text-properties officeooo:rsid="000b440a"/>
    </style:style>
    <style:style style:name="T10" style:family="text">
      <style:text-properties officeooo:rsid="000bbd8c"/>
    </style:style>
    <style:style style:name="T11" style:family="text">
      <style:text-properties officeooo:rsid="000ee3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otes Thomas</text:span></text:p>
      <text:p text:style-name="P1"><text:span text:style-name="T1"/></text:p>
      <text:p text:style-name="P1"><text:span text:style-name="T9">Demande / </text:span><text:span text:style-name="T1">Compte coureur :</text:span></text:p>
      <text:list xml:id="list4095308041215342244" text:style-name="L1">
        <text:list-item>
          <text:p text:style-name="P2"><text:span text:style-name="T1">Thomas : Ville de rattachement (je suis inscrit et poursuis mes études à Paris Sud)-&gt; pk non modifiable ? Ville d'inscription (Pour le PRT, je suis géographiquement à UPMC)</text:span></text:p>
          <text:list>
            <text:list-item>
              <text:p text:style-name="P36"><text:span text:style-name="T1">Vincent : Non modifiable parce que l'évennement à lieu en Décembre. Entre ton inscription pour l'année en Septembre/Octobre et l’événement, tu n'as pas changé de ville</text:span></text:p>
            </text:list-item>
          </text:list>
        </text:list-item>
      </text:list>
      <text:p text:style-name="P38"><text:span text:style-name="T1">REJE</text:span><text:span text:style-name="T8">TE</text:span></text:p>
      <text:p text:style-name="P38"><text:span text:style-name="T2"/></text:p>
      <text:p text:style-name="P4"><text:span text:style-name="T9">Demande / </text:span><text:span text:style-name="T1">E</text:span><text:span text:style-name="T8">8</text:span><text:span text:style-name="T1"> :</text:span></text:p>
      <text:p text:style-name="P40"><text:span text:style-name="T1">Vincent : </text:span><text:span text:style-name="T8">Gros manque de clarté sur ce point : si j'ai bien compris, lorsque l'utilisateur veut s'enregistrer, il doit y avoir unicité adresse mail &amp; téléphone dans la base de données. Comment cette vérification peut elle être gérée par le téléphone ? (Comp. AM)</text:span></text:p>
      <text:p text:style-name="P40"><text:span text:style-name="T8"/></text:p>
      <text:p text:style-name="P43"><text:span text:style-name="T9">Demande / </text:span><text:span text:style-name="T1">E11 : </text:span></text:p>
      <text:list xml:id="list590014839578081945" text:style-name="L3">
        <text:list-item>
          <text:p text:style-name="P3"><text:span text:style-name="T1">Thomas : <text:s/>Un SMS ne serait-il pas plus simple pour l'utilisateur ? (mais mise en place d'un compte etc ?)</text:span></text:p>
        </text:list-item>
        <text:list-item>
          <text:p text:style-name="P37"><text:span text:style-name="T2">Vincent :Le mail te permet de mettre des liens avec variables et est plus facile d'utilisation.</text:span><text:span text:style-name="T3"> Un SMS de plus te coûte (théoriquement) de l'argent à envoyer.</text:span></text:p>
        </text:list-item>
      </text:list>
      <text:p text:style-name="P38"><text:span text:style-name="T1">REJET</text:span><text:span text:style-name="T8">E</text:span></text:p>
      <text:p text:style-name="P38"><text:span text:style-name="T1"/></text:p>
      <text:p text:style-name="P43"><text:span text:style-name="T9">Note &amp; Demande / </text:span><text:span text:style-name="T1">E13 :</text:span></text:p>
      <text:list xml:id="list7121528667127791064" text:style-name="L4">
        <text:list-item>
          <text:p text:style-name="P5"><text:span text:style-name="T2">Thomas : Une fois désinscrit = c'est comme s'il n'avait jamais exist</text:span><text:span text:style-name="T3">é </text:span><text:span text:style-name="T2">?</text:span></text:p>
          <text:list>
            <text:list-item>
              <text:p text:style-name="P6"><text:span text:style-name="T3">Vincent : oui.</text:span></text:p>
            </text:list-item>
          </text:list>
        </text:list-item>
      </text:list>
      <text:list xml:id="list7847497479100081747" text:style-name="L5">
        <text:list-item>
          <text:p text:style-name="P7"><text:span text:style-name="T2">Thomas : Toujours garder le numéro dans la base de données ? Pb de confidentialité ?</text:span></text:p>
          <text:list>
            <text:list-item>
              <text:p text:style-name="P8"><text:span text:style-name="T3">Problème de confidentialité à voir effectivement.</text:span></text:p>
              <text:p text:style-name="P30"><text:span text:style-name="T8">ACCEPTE</text:span></text:p>
            </text:list-item>
          </text:list>
        </text:list-item>
      </text:list>
      <text:p text:style-name="P1"><text:span text:style-name="T2"/></text:p>
      <text:p text:style-name="P43"><text:span text:style-name="T9">Demande / </text:span><text:span text:style-name="T1">E15 :</text:span></text:p>
      <text:list xml:id="list34917366909737294" text:style-name="L6">
        <text:list-item>
          <text:p text:style-name="P9"><text:span text:style-name="T2">Thomas : </text:span><text:span text:style-name="T3">Ça</text:span><text:span text:style-name="T2"> me parait bizarre. </text:span><text:span text:style-name="T3">Personnellement</text:span><text:span text:style-name="T2">, j'aurais vu l'organisateur en tant que lieu (PPS par ex) et non en tant que coureur...</text:span></text:p>
          <text:list>
            <text:list-item>
              <text:p text:style-name="P10"><text:span text:style-name="T3">Vincent : l'Organisateur n'est pas un lieu, c'est une personne qui se charge de faire les choses. C'est une évolution du compte coureur (cf plus haut dans le cahier). L'idée de base (de la fédé, donc de l'autre cahier) c'est qu'il y avait plusieurs organisateurs par lieux, que ceux-ci peuvent courir s'ils le veulent et pouvaient lancer des défis. Maintenant il n'y a qu'un seul organisateur par lieu, mais l'idée reste plus ou moins la même (notamment pour les défis, qui peuvent faire l'objet d'une évolution).</text:span></text:p>
            </text:list-item>
          </text:list>
        </text:list-item>
      </text:list>
      <text:p text:style-name="P38"><text:span text:style-name="T1">REJET</text:span><text:span text:style-name="T8">E</text:span></text:p>
      <text:p text:style-name="P1"><text:span text:style-name="T2"/></text:p>
      <text:p text:style-name="P42"><text:span text:style-name="T9">Note / </text:span><text:span text:style-name="T1">E25 :</text:span></text:p>
      <text:list xml:id="list4061496112005801761" text:style-name="L16">
        <text:list-item>
          <text:p text:style-name="P28"><text:span text:style-name="T2">Thomas : </text:span><text:span text:style-name="T4">Apparemment</text:span><text:span text:style-name="T2"> pas de partenaire sur l'appli mobile ? Les publicités on g</text:span><text:span text:style-name="T4">é</text:span><text:span text:style-name="T2">n</text:span><text:span text:style-name="T4">é</text:span><text:span text:style-name="T2">r</text:span><text:span text:style-name="T4">a</text:span><text:span text:style-name="T2">l</text:span><text:span text:style-name="T4">e</text:span><text:span text:style-name="T2">ment déjà des formats de base bien établi, les respecter pour que les partenaires mettent directement leur pub ? Comment éviter le problème AdBlock ?</text:span></text:p>
          <text:list>
            <text:list-item>
              <text:p text:style-name="P29"><text:span text:style-name="T4">Vincent : Les partenaires n'ont aucun accès à application en général. Effectivement, pas de bandeaux sur l'AM. Par rapport à adblock s'il y a effectivement des formats de bases, l'idée ici est de mettre une image avec un lien, je ne pense pas que ça soit bloqué par adblock (à vérifier?)</text:span></text:p>
            </text:list-item>
          </text:list>
        </text:list-item>
      </text:list>
      <text:p text:style-name="P33"><text:span text:style-name="T4"/></text:p>
      <text:p text:style-name="P33"><text:span text:style-name="T4"/></text:p>
      <text:p text:style-name="P33"><text:span text:style-name="T4"/></text:p>
      <text:p text:style-name="P42"><text:soft-page-break/><text:span text:style-name="T9">Note / </text:span><text:span text:style-name="T1">E27 :</text:span></text:p>
      <text:list xml:id="list6403011779237504876" text:style-name="L15">
        <text:list-item>
          <text:p text:style-name="P26"><text:span text:style-name="T2">Thomas : J'ai du mal à voir le pb...Grossièrement, une ville est une "classe" et rajouter une nouvelle ville revient à creer un nouvel objet de cette classe ?</text:span></text:p>
          <text:list>
            <text:list-item>
              <text:p text:style-name="P27"><text:span text:style-name="T4">Vincent : En fait t'as une liste de villes (nommées référentiels). L'idée est apparemment que tu puisses ajouter/supprimer des villes (les « actions techniques »)</text:span></text:p>
            </text:list-item>
          </text:list>
        </text:list-item>
      </text:list>
      <text:p text:style-name="P1"><text:span text:style-name="T2"/></text:p>
      <text:p text:style-name="P43"><text:span text:style-name="T9">Demande / </text:span><text:span text:style-name="T1">Gestion des évènements :</text:span></text:p>
      <text:list xml:id="list8243856133291284529" text:style-name="L14">
        <text:list-item>
          <text:p text:style-name="P24"><text:span text:style-name="T2">Thomas : Pk ne pas mettre en place un </text:span><text:span text:style-name="T4">système</text:span><text:span text:style-name="T2"> de che</text:span><text:span text:style-name="T4">c</text:span><text:span text:style-name="T2">kpoint ? Entre deux checkpoints = x </text:span><text:span text:style-name="T4">kilomètres</text:span><text:span text:style-name="T2"> et le gars doit passer par tout les checkpoints dans le bon ordre pour terminer un tour ?=&gt; pb est-ce que le GPS marche bien ?</text:span></text:p>
          <text:list>
            <text:list-item>
              <text:p text:style-name="P25"><text:span text:style-name="T4">Vincent : a voir sur comment on vérifie les coordonnées GPS. Théoriquement, </text:span><text:span text:style-name="T5">oui il marche bien. En pratique, dépend de si on fait par web ou non, et de si l'utilisateur a activé son GPS (si natif, demande d'autorisation/activation &amp; si web, le navigateur gère). Le problème de passer par les checkpoints est la précision des coordonnées par rapport au gps... après on peut toujours demander au prof, mais est ce que ça sera pas encore plus compliquer de vérifier 7 points au lieu de 2 ?</text:span></text:p>
            </text:list-item>
          </text:list>
        </text:list-item>
      </text:list>
      <text:p text:style-name="P34"><text:span text:style-name="T5">EN COURS</text:span></text:p>
      <text:p text:style-name="P1"><text:span text:style-name="T2"/></text:p>
      <text:p text:style-name="P44"><text:span text:style-name="T9">Demande / </text:span><text:span text:style-name="T1">E29 :</text:span></text:p>
      <text:list xml:id="list2078607354350534935" text:style-name="L13">
        <text:list-item>
          <text:p text:style-name="P23"><text:span text:style-name="T2">Thomas : Et pk pas dans par ville ?</text:span></text:p>
          <text:p text:style-name="P31"><text:span text:style-name="T8">ACCEPTE</text:span></text:p>
        </text:list-item>
      </text:list>
      <text:p text:style-name="P1"><text:span text:style-name="T2"/></text:p>
      <text:p text:style-name="P42"><text:span text:style-name="T1">E30 :</text:span></text:p>
      <text:list xml:id="list4929797073053499632" text:style-name="L12">
        <text:list-item>
          <text:p text:style-name="P21"><text:span text:style-name="T2">Thomas : Modification du texte libre ?Genre "ATTENTION PICKPOCKET" qu'on peut s'en rendre compte seulement <text:s/>uniquement sur place, Ou encore la "durée maximum autorisée d'un tour" au cas où l'organisateur ai mal estimé le temps.</text:span></text:p>
          <text:list>
            <text:list-item>
              <text:p text:style-name="P22"><text:span text:style-name="T5">Vincent : a voir par rapport aux « informations complémentaires » ou alors voir s'il y a un système de notifications par rapports à l'événements.</text:span></text:p>
            </text:list-item>
          </text:list>
          <text:p text:style-name="P32"><text:span text:style-name="T8">ACCEPTE</text:span></text:p>
        </text:list-item>
      </text:list>
      <text:p text:style-name="P39"><text:span text:style-name="T1"/></text:p>
      <text:p text:style-name="P42"><text:span text:style-name="T10">Note / </text:span><text:span text:style-name="T1">E34 :</text:span></text:p>
      <text:list xml:id="list8936777769605595975" text:style-name="L11">
        <text:list-item>
          <text:p text:style-name="P19"><text:span text:style-name="T2">Thomas : 1) Pk supérieur ou égale à 15% ? Il peut y avoir des erreurs à moins 15% non ?</text:span></text:p>
          <text:list>
            <text:list-item>
              <text:p text:style-name="P20"><text:span text:style-name="T5">Vincent : marge supérieur, histoire d'être vraiment sûr, 15 % d'un kilomètres représente 150m, donc vraiment pas grand chose.</text:span></text:p>
            </text:list-item>
          </text:list>
        </text:list-item>
      </text:list>
      <text:list xml:id="list5357274886751064859" text:style-name="L10">
        <text:list-item>
          <text:p text:style-name="P17"><text:span text:style-name="T2">Thomas : 2) Cela signifie la mise en place d'un </text:span><text:span text:style-name="T5">système</text:span><text:span text:style-name="T2"> qui suis le coureur pas à pas pour compter les kilomètres.</text:span></text:p>
          <text:list>
            <text:list-item>
              <text:p text:style-name="P18"><text:span text:style-name="T5">Vincent : oui, c'est effectivement le but principal de l'application...</text:span></text:p>
            </text:list-item>
          </text:list>
        </text:list-item>
      </text:list>
      <text:p text:style-name="P1"><text:span text:style-name="T2"/></text:p>
      <text:p text:style-name="P42"><text:span text:style-name="T11">Demande / </text:span><text:span text:style-name="T1">E35 :</text:span></text:p>
      <text:list xml:id="list7339228672890140500" text:style-name="L9">
        <text:list-item>
          <text:p text:style-name="P15"><text:span text:style-name="T2">Thomas : Rajouter également le compte à rebours avant la fin du temps maximal d'un tour ?</text:span></text:p>
          <text:list>
            <text:list-item>
              <text:p text:style-name="P16"><text:span text:style-name="T6">Vincent :pourquoi pas, mais ça veut dire détecter précisément le temps à partir duquel tu franchis le checkpoint de départ, et avoir </text:span><text:span text:style-name="T7">3 compteurs sur un écran taille téléphone c'est peut-être de trop ? Faire/Améliorer les maquettes et voir avant de demander !</text:span></text:p>
            </text:list-item>
          </text:list>
        </text:list-item>
      </text:list>
      <text:p text:style-name="P35"><text:span text:style-name="T7">EN COURS</text:span></text:p>
      <text:p text:style-name="P1"><text:span text:style-name="T2"/></text:p>
      <text:p text:style-name="P41"><text:span text:style-name="T7">Demande / </text:span><text:span text:style-name="T2">E40 :</text:span></text:p>
      <text:list xml:id="list4714229947839943244" text:style-name="L8">
        <text:list-item>
          <text:p text:style-name="P13"><text:span text:style-name="T2">Thomas : Pb de confidentialité, laiss</text:span><text:span text:style-name="T7">er</text:span><text:span text:style-name="T2"> le coureur la possibilité de cacher ses informations</text:span></text:p>
          <text:list>
            <text:list-item>
              <text:p text:style-name="P14"><text:span text:style-name="T7">Vincent : ok pour le téléphone (sauf si l'utilisateur sait à quoi il s'engage) mais pour l'adresse mail on a tous des adresses publiques (u-psud pour nous, même chose dans toutes les écoles) donc ça un peu moins</text:span></text:p>
            </text:list-item>
          </text:list>
        </text:list-item>
      </text:list>
      <text:p text:style-name="P35"><text:span text:style-name="T7">EN COURS</text:span></text:p>
      <text:p text:style-name="P1"><text:span text:style-name="T2"/></text:p>
      <text:p text:style-name="P39"><text:span text:style-name="T11">Note / </text:span><text:span text:style-name="T1">E43 :</text:span></text:p>
      <text:list xml:id="list5325906322181561187" text:style-name="L7">
        <text:list-item>
          <text:p text:style-name="P11"><text:span text:style-name="T2">Thomas : Utilisateur non-défini ?!?Je suppose qqn qui a téléchargé l'application sans s'y être inscrit</text:span></text:p>
          <text:list>
            <text:list-item>
              <text:p text:style-name="P12"><text:span text:style-name="T7">Vincent : oui</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09:20:54.36</meta:creation-date>
    <dc:date>2013-11-06T10:44:23.17</dc:date>
    <meta:editing-duration>PT6M46S</meta:editing-duration>
    <meta:editing-cycles>1</meta:editing-cycles>
    <meta:document-statistic meta:table-count="0" meta:image-count="0" meta:object-count="0" meta:page-count="3" meta:paragraph-count="54" meta:word-count="945" meta:character-count="5184" meta:non-whitespace-character-count="4322"/>
    <meta:generator>LibreOffice/4.0.6.2$Windows_x86 LibreOffice_project/2e2573268451a50806fcd60ae2d9fe01dd0ce24</meta:generator>
  </office:meta>
</office:document-meta>
</file>